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crim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00-00-00</text:date>, <text:time style:data-style-name="N2" text:time-value="08:50:56.021446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60da17e045e08f1793c57c00ba83cdfce946d0aa</meta:generator>
    <dc:date>2020-02-25T08:51:15.538761217</dc:date>
    <meta:editing-duration>PT36M18S</meta:editing-duration>
    <meta:editing-cycles>9</meta:editing-cycles>
    <meta:document-statistic meta:table-count="1" meta:cell-count="30" meta:object-count="0"/>
  </office:meta>
</office:document-meta>
</file>